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742F519BF12314C.png" manifest:media-type="image/png"/>
  <manifest:file-entry manifest:full-path="Pictures/1000020100000780000004385D3552DE08E9DDC5.png" manifest:media-type="image/png"/>
  <manifest:file-entry manifest:full-path="Pictures/100002010000078000000438E2084E11BD1152EB.png" manifest:media-type="image/png"/>
  <manifest:file-entry manifest:full-path="Pictures/100002010000078000000438E06A36B536282193.png" manifest:media-type="image/png"/>
  <manifest:file-entry manifest:full-path="Pictures/100002010000078000000438CB204836B7DC68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9dd" officeooo:paragraph-rsid="001e29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25cm, 0cm, 0cm, 1.9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2cm, 0cm, 0cm, 1.8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89cm, 0cm, 0cm, 1.75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19cm, 0cm, 0cm, 1.92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692cm, 0cm, 0cm, 2.0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5" draw:name="Imagen1" text:anchor-type="char" svg:x="0.767cm" svg:y="0.132cm" svg:width="16.895cm" svg:height="9.308cm" draw:z-index="0"><draw:image xlink:href="Pictures/100002010000078000000438CB204836B7DC6894.png" xlink:type="simple" xlink:show="embed" xlink:actuate="onLoad" loext:mime-type="image/png"/></draw:frame></text:p>
      <text:p text:style-name="P1"><draw:frame draw:style-name="fr4" draw:name="Imagen2" text:anchor-type="char" svg:x="0.755cm" svg:y="0.088cm" svg:width="16.923cm" svg:height="9.264cm" draw:z-index="1"><draw:image xlink:href="Pictures/100002010000078000000438E2084E11BD1152EB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2" draw:name="Imagen4" text:anchor-type="char" svg:x="0.169cm" svg:y="10.225cm" svg:width="16.935cm" svg:height="9.297cm" draw:z-index="3"><draw:image xlink:href="Pictures/1000020100000780000004385D3552DE08E9DDC5.png" xlink:type="simple" xlink:show="embed" xlink:actuate="onLoad" loext:mime-type="image/png"/></draw:frame><draw:frame draw:style-name="fr3" draw:name="Imagen3" text:anchor-type="char" svg:x="0.46cm" svg:y="-0.566cm" svg:width="16.983cm" svg:height="9.343cm" draw:z-index="2"><draw:image xlink:href="Pictures/100002010000078000000438E06A36B53628219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1" draw:name="Imagen5" text:anchor-type="char" svg:x="0.857cm" svg:y="0.026cm" svg:width="16.907cm" svg:height="9.331cm" draw:z-index="4"><draw:image xlink:href="Pictures/100002010000078000000438B742F519BF12314C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8T19:02:19.739718779</meta:creation-date>
    <dc:date>2023-04-18T19:14:37.234883726</dc:date>
    <meta:editing-duration>PT1M57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6.4.7.2$Linux_X86_64 LibreOffice_project/40$Build-2</meta:generator>
  </office:meta>
</office:document-meta>
</file>